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7000000CE29240826D1B34FBC.png" manifest:media-type="image/png"/>
  <manifest:file-entry manifest:full-path="Pictures/1000000100000283000000B53602024BFE91CDA4.png" manifest:media-type="image/png"/>
  <manifest:file-entry manifest:full-path="Pictures/10000001000002B6000000FAAE74E4AB949BB087.png" manifest:media-type="image/png"/>
  <manifest:file-entry manifest:full-path="Pictures/1000000100000297000001BFB82BB07CE8A57E00.png" manifest:media-type="image/png"/>
  <manifest:file-entry manifest:full-path="Pictures/1000000100000249000000A133C5E887251981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8.239cm" svg:height="5.02cm" draw:z-index="0"><draw:image xlink:href="Pictures/1000000100000249000000A133C5E88725198114.png" xlink:type="simple" xlink:show="embed" xlink:actuate="onLoad" draw:mime-type="image/png"/></draw:frame><text:tab/></text:p>
      <text:p text:style-name="Standard"><draw:frame draw:style-name="fr1" draw:name="Image2" text:anchor-type="char" svg:width="18.068cm" svg:height="12.181cm" draw:z-index="1"><draw:image xlink:href="Pictures/1000000100000297000001BFB82BB07CE8A57E00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><draw:frame draw:style-name="fr1" draw:name="Image3" text:anchor-type="char" svg:width="17.896cm" svg:height="6.869cm" draw:z-index="2"><draw:image xlink:href="Pictures/10000001000002B6000000FAAE74E4AB949BB087.png" xlink:type="simple" xlink:show="embed" xlink:actuate="onLoad" draw:mime-type="image/png"/></draw:frame><draw:frame draw:style-name="fr2" draw:name="Image4" text:anchor-type="char" svg:x="-0.476cm" svg:y="7.752cm" svg:width="18.468cm" svg:height="5.198cm" draw:z-index="3"><draw:image xlink:href="Pictures/1000000100000283000000B53602024BFE91CDA4.png" xlink:type="simple" xlink:show="embed" xlink:actuate="onLoad" draw:mime-type="image/png"/></draw:frame><text:soft-page-break/><text:tab/><text:tab/></text:p>
      <text:p text:style-name="Standard"><text:tab/></text:p>
      <text:p text:style-name="Standard"><draw:frame draw:style-name="fr1" draw:name="Image5" text:anchor-type="char" svg:width="19.001cm" svg:height="5.267cm" draw:z-index="4"><draw:image xlink:href="Pictures/10000001000002E7000000CE29240826D1B34F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8:13:54.891937551</meta:creation-date>
    <dc:date>2024-05-22T18:39:35.552642801</dc:date>
    <meta:editing-duration>PT5M20S</meta:editing-duration>
    <meta:editing-cycles>1</meta:editing-cycles>
    <meta:document-statistic meta:table-count="0" meta:image-count="5" meta:object-count="0" meta:page-count="2" meta:paragraph-count="4" meta:word-count="0" meta:character-count="5" meta:non-whitespace-character-count="0"/>
    <meta:generator>LibreOffice/7.3.7.2$Linux_X86_64 LibreOffice_project/30$Build-2</meta:generator>
  </office:meta>
</office:document-meta>
</file>